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43.62mm" svg:height="124.58mm" svg:x="31.5mm" svg:y="72.25mm">
            <draw:object draw:notify-on-update-of-ranges="Sheet1.K7:Sheet1.K12 Sheet1.K4:Sheet1.K5 Sheet1.L7:Sheet1.L12 Sheet1.B4:Sheet1.B5 Sheet1.C7:Sheet1.C12 Sheet1.E4:Sheet1.E5 Sheet1.F7:Sheet1.F12 Sheet1.H4:Sheet1.H5 Sheet1.I7:Sheet1.I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RC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RC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S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SE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singl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splitted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singl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splitted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583" calcext:value-type="float">
            <text:p>2005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543" calcext:value-type="float">
            <text:p>2005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497" calcext:value-type="float">
            <text:p>2004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531" calcext:value-type="float">
            <text:p>20053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326" calcext:value-type="float">
            <text:p>1003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349" calcext:value-type="float">
            <text:p>1003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99716" calcext:value-type="float">
            <text:p>11997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372" calcext:value-type="float">
            <text:p>10037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0132" calcext:value-type="float">
            <text:p>501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0122" calcext:value-type="float">
            <text:p>501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98617" calcext:value-type="float">
            <text:p>16986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0151" calcext:value-type="float">
            <text:p>5015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5105" calcext:value-type="float">
            <text:p>3510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5085" calcext:value-type="float">
            <text:p>350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49011" calcext:value-type="float">
            <text:p>18490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5124" calcext:value-type="float">
            <text:p>3512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5119" calcext:value-type="float">
            <text:p>2511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113" calcext:value-type="float">
            <text:p>251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48973" calcext:value-type="float">
            <text:p>194897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142" calcext:value-type="float">
            <text:p>2514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187" calcext:value-type="float">
            <text:p>2018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164" calcext:value-type="float">
            <text:p>2016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998862" calcext:value-type="float">
            <text:p>19988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221" calcext:value-type="float">
            <text:p>202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8">00.00.0000</text:date>, <text:time style:data-style-name="N2" text:time-value="14:29:19.682193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Kostecka</meta:initial-creator>
    <meta:creation-date>2015-11-08T13:47:14.705907305</meta:creation-date>
    <dc:date>2015-11-08T14:31:27.088742648</dc:date>
    <dc:creator>Andreas Kostecka</dc:creator>
    <meta:editing-duration>PT16M20S</meta:editing-duration>
    <meta:editing-cycles>4</meta:editing-cycles>
    <meta:generator>LibreOffice/4.4.5.2$Linux_X86_64 LibreOffice_project/40$Build-2</meta:generator>
    <meta:document-statistic meta:table-count="1" meta:cell-count="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363cm" svg:height="12.459cm" xlink:href=".." xlink:type="simple" chart:class="chart:line" chart:style-name="ch1">
        <chart:legend chart:legend-position="end" svg:x="21.326cm" svg:y="5.183cm" style:legend-expansion="high" chart:style-name="ch2"/>
        <chart:plot-area chart:style-name="ch3" table:cell-range-address="Sheet1.K7:Sheet1.L12 Sheet1.K4:Sheet1.K5 Sheet1.B4:Sheet1.B5 Sheet1.C7:Sheet1.C12 Sheet1.E4:Sheet1.E5 Sheet1.F7:Sheet1.F12 Sheet1.H4:Sheet1.H5 Sheet1.I7:Sheet1.I12" chart:data-source-has-labels="both" svg:x="1.498cm" svg:y="0.249cm" svg:width="19.341cm" svg:height="10.98cm">
          <chartooo:coordinate-region svg:x="3.045cm" svg:y="0.448cm" svg:width="17.607cm" svg:height="10.134cm"/>
          <chart:axis chart:dimension="x" chart:name="primary-x" chart:style-name="ch4" chartooo:axis-type="auto">
            <chartooo:date-scale/>
            <chart:title svg:x="11.031cm" svg:y="11.478cm" chart:style-name="ch5">
              <text:p>k</text:p>
            </chart:title>
            <chart:categories table:cell-range-address="Sheet1.K7:Sheet1.K12"/>
          </chart:axis>
          <chart:axis chart:dimension="y" chart:name="primary-y" chart:style-name="ch4">
            <chart:title svg:x="0.451cm" svg:y="6.603cm" chart:style-name="ch6">
              <text:p>Time in ms</text:p>
            </chart:title>
            <chart:grid chart:style-name="ch7" chart:class="major"/>
          </chart:axis>
          <chart:series chart:style-name="ch8" chart:values-cell-range-address="Sheet1.L7:Sheet1.L12" chart:label-cell-address="Sheet1.K4:Sheet1.K5" chart:class="chart:line">
            <chart:data-point chart:repeated="6"/>
          </chart:series>
          <chart:series chart:style-name="ch9" chart:values-cell-range-address="Sheet1.C7:Sheet1.C12" chart:label-cell-address="Sheet1.B4:Sheet1.B5" chart:class="chart:line">
            <chart:data-point chart:repeated="6"/>
          </chart:series>
          <chart:series chart:style-name="ch10" chart:values-cell-range-address="Sheet1.F7:Sheet1.F12" chart:label-cell-address="Sheet1.E4:Sheet1.E5" chart:class="chart:line">
            <chart:data-point chart:repeated="6"/>
          </chart:series>
          <chart:series chart:style-name="ch11" chart:values-cell-range-address="Sheet1.I7:Sheet1.I12" chart:label-cell-address="Sheet1.H4:Sheet1.H5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 splitted</text:p>
                <text:list>
                  <text:list-item>
                    <text:p>SE</text:p>
                  </text:list-item>
                  <text:list-item>
                    <text:p>splitted</text:p>
                  </text:list-item>
                </text:list>
                <draw:g>
                  <svg:desc>Sheet1.K4:Sheet1.K5</svg:desc>
                </draw:g>
              </table:table-cell>
              <table:table-cell office:value-type="string">
                <text:p>RC single</text:p>
                <text:list>
                  <text:list-item>
                    <text:p>RC</text:p>
                  </text:list-item>
                  <text:list-item>
                    <text:p>single</text:p>
                  </text:list-item>
                </text:list>
                <draw:g>
                  <svg:desc>Sheet1.B4:Sheet1.B5</svg:desc>
                </draw:g>
              </table:table-cell>
              <table:table-cell office:value-type="string">
                <text:p>RC splitted</text:p>
                <text:list>
                  <text:list-item>
                    <text:p>RC</text:p>
                  </text:list-item>
                  <text:list-item>
                    <text:p>splitted</text:p>
                  </text:list-item>
                </text:list>
                <draw:g>
                  <svg:desc>Sheet1.E4:Sheet1.E5</svg:desc>
                </draw:g>
              </table:table-cell>
              <table:table-cell office:value-type="string">
                <text:p>SE single</text:p>
                <text:list>
                  <text:list-item>
                    <text:p>SE</text:p>
                  </text:list-item>
                  <text:list-item>
                    <text:p>single</text:p>
                  </text:list-item>
                </text:list>
                <draw:g>
                  <svg:desc>Sheet1.H4:Sheet1.H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K7:Sheet1.K12</svg:desc>
                </draw:g>
              </table:table-cell>
              <table:table-cell office:value-type="float" office:value="200531">
                <text:p>200531</text:p>
                <draw:g>
                  <svg:desc>Sheet1.L7:Sheet1.L12</svg:desc>
                </draw:g>
              </table:table-cell>
              <table:table-cell office:value-type="float" office:value="200583">
                <text:p>200583</text:p>
                <draw:g>
                  <svg:desc>Sheet1.C7:Sheet1.C12</svg:desc>
                </draw:g>
              </table:table-cell>
              <table:table-cell office:value-type="float" office:value="200543">
                <text:p>200543</text:p>
                <draw:g>
                  <svg:desc>Sheet1.F7:Sheet1.F12</svg:desc>
                </draw:g>
              </table:table-cell>
              <table:table-cell office:value-type="float" office:value="200497">
                <text:p>200497</text:p>
                <draw:g>
                  <svg:desc>Sheet1.I7:Sheet1.I1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0372">
                <text:p>100372</text:p>
              </table:table-cell>
              <table:table-cell office:value-type="float" office:value="100326">
                <text:p>100326</text:p>
              </table:table-cell>
              <table:table-cell office:value-type="float" office:value="100349">
                <text:p>100349</text:p>
              </table:table-cell>
              <table:table-cell office:value-type="float" office:value="1199716">
                <text:p>119971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0151">
                <text:p>50151</text:p>
              </table:table-cell>
              <table:table-cell office:value-type="float" office:value="50132">
                <text:p>50132</text:p>
              </table:table-cell>
              <table:table-cell office:value-type="float" office:value="50122">
                <text:p>50122</text:p>
              </table:table-cell>
              <table:table-cell office:value-type="float" office:value="1698617">
                <text:p>169861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5124">
                <text:p>35124</text:p>
              </table:table-cell>
              <table:table-cell office:value-type="float" office:value="35105">
                <text:p>35105</text:p>
              </table:table-cell>
              <table:table-cell office:value-type="float" office:value="35085">
                <text:p>35085</text:p>
              </table:table-cell>
              <table:table-cell office:value-type="float" office:value="1849011">
                <text:p>184901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5142">
                <text:p>25142</text:p>
              </table:table-cell>
              <table:table-cell office:value-type="float" office:value="25119">
                <text:p>25119</text:p>
              </table:table-cell>
              <table:table-cell office:value-type="float" office:value="25113">
                <text:p>25113</text:p>
              </table:table-cell>
              <table:table-cell office:value-type="float" office:value="1948973">
                <text:p>19489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221">
                <text:p>20221</text:p>
              </table:table-cell>
              <table:table-cell office:value-type="float" office:value="20187">
                <text:p>20187</text:p>
              </table:table-cell>
              <table:table-cell office:value-type="float" office:value="20164">
                <text:p>20164</text:p>
              </table:table-cell>
              <table:table-cell office:value-type="float" office:value="1998862">
                <text:p>19988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